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202124" style:font-name="Roboto" fo:font-size="16pt" style:font-name-asian="Roboto1" style:font-size-asian="16pt" style:font-name-complex="Roboto1" style:font-size-complex="16pt" fo:background-color="#ffffff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background-color="#ffffff"/>
    </style:style>
    <style:style style:name="T3" style:family="text">
      <style:text-properties style:text-underline-style="none"/>
    </style:style>
    <style:style style:name="T4" style:family="text">
      <style:text-properties fo:color="#202124" style:font-name="Roboto" fo:font-size="14pt" style:font-name-asian="Roboto1" style:font-size-asian="14pt" style:font-name-complex="Roboto1" style:font-size-complex="14pt" fo:background-color="#ffffff"/>
    </style:style>
    <style:style style:name="T5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ntioxxv8xeoj"/>Дискретная математика</text:p>
      <text:p text:style-name="Heading_20_2"><text:bookmark text:name="_hnrq2yni914a"/>Видеозаписи лекций:</text:p>
      <text:list xml:id="list1939018584" text:style-name="WWNum5">
        <text:list-item>
          <text:p text:style-name="P2"><text:a xlink:type="simple" xlink:href="https://www.youtube.com/watch?v=lxF1KDUWzAs&amp;feature=youtu.be" text:style-name="ListLabel_20_46" text:visited-style-name="ListLabel_20_46"><text:span text:style-name="T1">Множества и логика</text:span></text:a></text:p>
        </text:list-item>
        <text:list-item>
          <text:p text:style-name="P2">Комбинаторика и вероятность</text:p>
        </text:list-item>
        <text:list-item>
          <text:p text:style-name="P2">Неориентированные графы</text:p>
        </text:list-item>
        <text:list-item>
          <text:p text:style-name="P2">Ориентированные графы и алгоритмы на графах<text:line-break/></text:p>
        </text:list-item>
      </text:list>
      <text:p text:style-name="Heading_20_2"><text:bookmark text:name="_fs1ctuguflp"/>Задания по курсу:</text:p>
      <text:list xml:id="list2758990784" text:style-name="WWNum4">
        <text:list-item>
          <text:p text:style-name="P3"><text:a xlink:type="simple" xlink:href="https://docs.google.com/document/d/1iRDLgVdXIefXTjyKDmsoCqdeuiimo4nZd3pQEBclCI4/edit?usp=sharing" text:style-name="ListLabel_20_46" text:visited-style-name="ListLabel_20_46"><text:span text:style-name="T1">Памятка слушателя</text:span></text:a></text:p>
        </text:list-item>
        <text:list-item>
          <text:p text:style-name="P3">Код курса в <text:a xlink:type="simple" xlink:href="https://classroom.google.com/c/MjIwMzk4MjY5Mjcy?cjc=7qunpsv" text:style-name="ListLabel_20_46" text:visited-style-name="ListLabel_20_46"><text:span text:style-name="T1">Google Classroom</text:span></text:a>: <text:tab/><text:span text:style-name="T4">7qunpsv</text:span></text:p>
        </text:list-item>
      </text:list>
      <text:p text:style-name="P1"/>
      <text:p text:style-name="Heading_20_2"><text:bookmark text:name="_39fjdks072hh"/>Литература:</text:p>
      <text:p text:style-name="Standard">Основная книга:</text:p>
      <text:list xml:id="list2235056915" text:style-name="WWNum3">
        <text:list-item>
          <text:p text:style-name="P4"><text:s/><text:a xlink:type="simple" xlink:href="http://rubtsov.su/public/DM-HSE-Draft.pdf" text:style-name="ListLabel_20_46" text:visited-style-name="ListLabel_20_46"><text:span text:style-name="T1">М. Вялый В. Подольский А. Рубцов Д. Шварц А. Шень, Лекции по дискретной математике</text:span></text:a></text:p>
        </text:list-item>
      </text:list>
      <text:p text:style-name="P7">Основная книга к курсу, в которой наиболее подробно разобраны изучаемые нами темы. Кроме того, в этой книге можно найти примеры решений большого количества задач на теорию графов.</text:p>
      <text:p text:style-name="P8"/>
      <text:p text:style-name="P8">Дополнительная литература:</text:p>
      <text:list xml:id="list722186981" text:style-name="WWNum1">
        <text:list-item>
          <text:p text:style-name="P5"><text:a xlink:type="simple" xlink:href="https://www.mccme.ru/free-books/shen/shen-logic-part1-2.pdf" text:style-name="ListLabel_20_46" text:visited-style-name="ListLabel_20_46"><text:span text:style-name="T1">Н. К. Верещагин, А.Шень, <text:s/></text:span></text:a><text:a xlink:type="simple" xlink:href="https://www.mccme.ru/free-books/shen/shen-logic-part1-2.pdf" text:style-name="ListLabel_20_47" text:visited-style-name="ListLabel_20_47"><text:span text:style-name="T2">Лекции по математической логике и теории алгоритмов. Часть 1. </text:span></text:a><text:a xlink:type="simple" xlink:href="https://www.mccme.ru/free-books/shen/shen-logic-part1-2.pdf" text:style-name="ListLabel_20_46" text:visited-style-name="ListLabel_20_46"><text:span text:style-name="T1">Начала теории множеств</text:span></text:a></text:p>
        </text:list-item>
      </text:list>
      <text:p text:style-name="P7">Первая часть серии книг, посвященная теории множеств. Идея книги состоит в том, что читатель изучает материал, самостоятельно решая задачи. Поэтому книгу стоит читать, если Вы готовы делать упражнения и у Вас есть желание получить более глубокое понимание.</text:p>
      <text:list xml:id="list5638063443039" text:continue-numbering="true" text:style-name="WWNum1">
        <text:list-item>
          <text:p text:style-name="P5"><text:a xlink:type="simple" xlink:href="https://www.mccme.ru/free-books/shen/shen-logic-part2-2.pdf" text:style-name="ListLabel_20_46" text:visited-style-name="ListLabel_20_46"><text:span text:style-name="T1">Н. К. Верещагин, А.Шень, </text:span></text:a><text:a xlink:type="simple" xlink:href="https://www.mccme.ru/free-books/shen/shen-logic-part2-2.pdf" text:style-name="ListLabel_20_47" text:visited-style-name="ListLabel_20_47"><text:span text:style-name="T2">Лекции по математической логике и теории алгоритмов. Часть 2. Языки и исчисления</text:span></text:a></text:p>
        </text:list-item>
      </text:list>
      <text:p text:style-name="P7"><text:span text:style-name="T5">Во второй части уже гораздо больше теории и немного меньше задач. Самое начало книги будет очень полезно, если есть желание закрепить и расширить полученные в курсе знания. Тем не менее, отмечу, что в книге дается существенно больше информации.</text:span></text:p>
      <text:list xml:id="list5637494267095" text:continue-numbering="true" text:style-name="WWNum1">
        <text:list-item>
          <text:p text:style-name="P5"><text:a xlink:type="simple" xlink:href="https://www.mccme.ru/free-books/shen/shen-probability.pdf" text:style-name="ListLabel_20_47" text:visited-style-name="ListLabel_20_47"><text:span text:style-name="T2">А. Шень Вероятность: примеры и задачи</text:span></text:a></text:p>
        </text:list-item>
      </text:list>
      <text:p text:style-name="P7"><text:span text:style-name="T5">Прекрасная книга с огромным количеством разобранных примеров. Подходит для читателя любого уровня.</text:span></text:p>
      <text:list xml:id="list2052160493" text:style-name="WWNum2">
        <text:list-item>
          <text:p text:style-name="P6"><text:a xlink:type="simple" xlink:href="https://ocw.mit.edu/courses/electrical-engineering-and-computer-science/6-042j-mathematics-for-computer-science-fall-2010/readings/MIT6_042JF10_notes.pdf" text:style-name="ListLabel_20_47" text:visited-style-name="ListLabel_20_47"><text:span text:style-name="T2">E. Lehman, F. T. Leighton, A. R. Meyer. Mathematics for Computer Science</text:span></text:a></text:p>
        </text:list-item>
      </text:list>
      <text:p text:style-name="P7"><text:span text:style-name="T5">Конспект курса лекций в MIT. Особенное рекомендую часть II Structures (теория графов) и IV Probability (теория вероятностей, дискретная вероятность).</text:span></text:p>
      <text:p text:style-name="P7"><text:span text:style-name="T5"><text:s/>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style:text-underline-style="solid" style:text-underline-width="auto" style:text-underline-color="font-color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2646in" fo:margin-left="1in" fo:margin-right="1in" style:writing-mode="lr-tb" style:layout-grid-color="#c0c0c0" style:layout-grid-lines="2648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242" meta:character-count="1625" meta:non-whitespace-character-count="1411"/>
    <meta:generator>LibreOfficeDev/6.0.5.2$Linux_X86_64 LibreOffice_project/</meta:generator>
  </office:meta>
</office:document-meta>
</file>